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3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6.44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57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HexapodSimulator error list</text:p>
          </table:table-cell>
          <table:covered-table-cell table:style-name="Default"/>
          <table:covered-table-cell table:style-name="Default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ce5" office:value-type="string">
            <text:p>Number</text:p>
          </table:table-cell>
          <table:table-cell table:style-name="ce5" office:value-type="string">
            <text:p>Source</text:p>
          </table:table-cell>
        </table:table-row>
        <table:table-row table:style-name="ro2">
          <table:table-cell table:style-name="ce2" office:value-type="string">
            <text:p>Number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ause</text:p>
          </table:table-cell>
          <table:table-cell/>
          <table:table-cell table:style-name="ce6" office:value-type="string">
            <text:p>1xx</text:p>
          </table:table-cell>
          <table:table-cell table:style-name="ce6" office:value-type="string">
            <text:p>Project file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ialog</text:p>
          </table:table-cell>
          <table:table-cell office:value-type="string">
            <text:p>File not found – Initial opening</text:p>
          </table:table-cell>
          <table:table-cell/>
          <table:table-cell table:style-name="ce6" office:value-type="string">
            <text:p>2xx</text:p>
          </table:table-cell>
          <table:table-cell table:style-name="ce6" office:value-type="string">
            <text:p>Music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ialog</text:p>
          </table:table-cell>
          <table:table-cell office:value-type="string">
            <text:p>IOException – Initial opening</text:p>
          </table:table-cell>
          <table:table-cell/>
          <table:table-cell table:style-name="ce6" office:value-type="string">
            <text:p>3xx</text:p>
          </table:table-cell>
          <table:table-cell table:style-name="ce7" office:value-type="string">
            <text:p>Properties file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ialog</text:p>
          </table:table-cell>
          <table:table-cell office:value-type="string">
            <text:p>JavaLayerException – Initial opening</text:p>
          </table:table-cell>
          <table:table-cell/>
          <table:table-cell table:style-name="ce6" office:value-type="string">
            <text:p>4xx</text:p>
          </table:table-cell>
          <table:table-cell table:style-name="ce6" office:value-type="string">
            <text:p>Super seq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System.out</text:p>
          </table:table-cell>
          <table:table-cell office:value-type="string">
            <text:p>Class not found – Initial opening</text:p>
          </table:table-cell>
          <table:table-cell/>
          <table:table-cell table:style-name="ce6" office:value-type="string">
            <text:p>5xx</text:p>
          </table:table-cell>
          <table:table-cell table:style-name="ce6" office:value-type="string">
            <text:p>DropTarget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ialog</text:p>
          </table:table-cell>
          <table:table-cell office:value-type="string">
            <text:p>File not found – Menuitem open</text:p>
          </table:table-cell>
          <table:table-cell/>
          <table:table-cell table:style-name="ce6" office:value-type="string">
            <text:p>6xx</text:p>
          </table:table-cell>
          <table:table-cell table:style-name="ce6" office:value-type="string">
            <text:p>GUI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ialog</text:p>
          </table:table-cell>
          <table:table-cell office:value-type="string">
            <text:p>IOException – Menuitem open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ialog</text:p>
          </table:table-cell>
          <table:table-cell office:value-type="string">
            <text:p>JavaLayerException – Menuitem open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ialog</text:p>
          </table:table-cell>
          <table:table-cell office:value-type="string">
            <text:p>Null pointer – Menuitem open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System.out</text:p>
          </table:table-cell>
          <table:table-cell office:value-type="string">
            <text:p>Class not found – Menuitem open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ialog</text:p>
          </table:table-cell>
          <table:table-cell office:value-type="string">
            <text:p>IOException – Menuitem save as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ialog</text:p>
          </table:table-cell>
          <table:table-cell office:value-type="string">
            <text:p>IOException – Menuitem save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ialog</text:p>
          </table:table-cell>
          <table:table-cell office:value-type="string">
            <text:p>IOException – Menuitem close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ialog</text:p>
          </table:table-cell>
          <table:table-cell office:value-type="string">
            <text:p>File not found – Menuitem import seq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ialog</text:p>
          </table:table-cell>
          <table:table-cell office:value-type="string">
            <text:p>IOException – Menuitem import seq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System.out</text:p>
          </table:table-cell>
          <table:table-cell office:value-type="string">
            <text:p>Class not found – Menuitem import seq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ialog</text:p>
          </table:table-cell>
          <table:table-cell office:value-type="string">
            <text:p>File not found – open in timebar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ialog</text:p>
          </table:table-cell>
          <table:table-cell office:value-type="string">
            <text:p>IOException – open in timebar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ialog</text:p>
          </table:table-cell>
          <table:table-cell office:value-type="string">
            <text:p>TagException – open in timebar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ialog</text:p>
          </table:table-cell>
          <table:table-cell office:value-type="string">
            <text:p>ArithmeticException – open in timebar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ialog</text:p>
          </table:table-cell>
          <table:table-cell office:value-type="string">
            <text:p>JavaLayerException – play button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ialog</text:p>
          </table:table-cell>
          <table:table-cell office:value-type="string">
            <text:p>File not found – stop button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ialog</text:p>
          </table:table-cell>
          <table:table-cell office:value-type="string">
            <text:p>IOException – Initial opening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System.out</text:p>
          </table:table-cell>
          <table:table-cell office:value-type="string">
            <text:p>Class not found – Initial opening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Dialog</text:p>
          </table:table-cell>
          <table:table-cell office:value-type="string">
            <text:p>File not found – window closing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Dialog</text:p>
          </table:table-cell>
          <table:table-cell office:value-type="string">
            <text:p>IOException – window closing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Dialog</text:p>
          </table:table-cell>
          <table:table-cell office:value-type="string">
            <text:p>exporting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System.out</text:p>
          </table:table-cell>
          <table:table-cell office:value-type="string">
            <text:p>delSeq in deleting by dialog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System.out</text:p>
          </table:table-cell>
          <table:table-cell office:value-type="string">
            <text:p>delSeq in deleting by dialog: change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System.out</text:p>
          </table:table-cell>
          <table:table-cell office:value-type="string">
            <text:p>delSeq in deleting by moving</text:p>
          </table:table-cell>
          <table:table-cell table:number-columns-repeated="3"/>
        </table:table-row>
        <table:table-row table:style-name="ro2">
          <table:table-cell table:style-name="ce4" office:value-type="float" office:value="414">
            <text:p>414</text:p>
          </table:table-cell>
          <table:table-cell table:style-name="ce4" office:value-type="string">
            <text:p>System.out</text:p>
          </table:table-cell>
          <table:table-cell table:style-name="ce4" office:value-type="string">
            <text:p>delSeq in deleting by button (ignore)</text:p>
          </table:table-cell>
          <table:table-cell table:number-columns-repeated="3"/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System.out</text:p>
          </table:table-cell>
          <table:table-cell office:value-type="string">
            <text:p>IOException – Timebar drop</text:p>
          </table:table-cell>
          <table:table-cell table:number-columns-repeated="3"/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System.out</text:p>
          </table:table-cell>
          <table:table-cell office:value-type="string">
            <text:p>Unsupported flavor – Timebar drop</text:p>
          </table:table-cell>
          <table:table-cell table:number-columns-repeated="3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System.out</text:p>
          </table:table-cell>
          <table:table-cell office:value-type="string">
            <text:p>IOException – femurtibia over</text:p>
          </table:table-cell>
          <table:table-cell table:number-columns-repeated="3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System.out</text:p>
          </table:table-cell>
          <table:table-cell office:value-type="string">
            <text:p>Unsupported flavor – femurtibia over</text:p>
          </table:table-cell>
          <table:table-cell table:number-columns-repeated="3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System.out</text:p>
          </table:table-cell>
          <table:table-cell office:value-type="string">
            <text:p>IOException – femurtibia drop</text:p>
          </table:table-cell>
          <table:table-cell table:number-columns-repeated="3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System.out</text:p>
          </table:table-cell>
          <table:table-cell office:value-type="string">
            <text:p>Unsupported flavor – femurtibia drop</text:p>
          </table:table-cell>
          <table:table-cell table:number-columns-repeated="3"/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System.out</text:p>
          </table:table-cell>
          <table:table-cell office:value-type="string">
            <text:p>IOException – coxa over</text:p>
          </table:table-cell>
          <table:table-cell table:number-columns-repeated="3"/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System.out</text:p>
          </table:table-cell>
          <table:table-cell office:value-type="string">
            <text:p>Unsupported flavor – coxa over</text:p>
          </table:table-cell>
          <table:table-cell table:number-columns-repeated="3"/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System.out</text:p>
          </table:table-cell>
          <table:table-cell office:value-type="string">
            <text:p>IOException – coxa drop</text:p>
          </table:table-cell>
          <table:table-cell table:number-columns-repeated="3"/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System.out</text:p>
          </table:table-cell>
          <table:table-cell office:value-type="string">
            <text:p>Unsupported flavor – coxa drop</text:p>
          </table:table-cell>
          <table:table-cell table:number-columns-repeated="3"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Dialog</text:p>
          </table:table-cell>
          <table:table-cell office:value-type="string">
            <text:p>Look and Feel</text:p>
          </table:table-cell>
          <table:table-cell table:number-columns-repeated="3"/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System.out</text:p>
          </table:table-cell>
          <table:table-cell office:value-type="string">
            <text:p>AWTException – femurtibia robot</text:p>
          </table:table-cell>
          <table:table-cell table:number-columns-repeated="3"/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System.out</text:p>
          </table:table-cell>
          <table:table-cell office:value-type="string">
            <text:p>AWTException – coxa robo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1">31.01.2010</text:date>, <text:time>11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1T10:11:11</meta:creation-date>
    <dc:date>2010-01-31T11:34:15</dc:date>
    <meta:editing-duration>PT01H07M54S</meta:editing-duration>
    <meta:editing-cycles>3</meta:editing-cycles>
    <meta:generator>OpenOffice.org/3.1$Unix OpenOffice.org_project/310m19$Build-9420</meta:generator>
    <meta:document-statistic meta:table-count="3" meta:cell-count="147" meta:object-count="0"/>
  </office:meta>
</office:document-meta>
</file>